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153c6" officeooo:paragraph-rsid="000153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istribution sort’s load imbalance will be based on the distribution of the data. In uniformly distributed data, load imbalance should be minimal.</text:p>
      <text:p text:style-name="P1"/>
      <text:p text:style-name="P1">2. When p=1 there are no sends/receives of data. This will reduce the latency introduced by sending data over the network at the cost of having no parallel speedup.</text:p>
      <text:p text:style-name="P1"/>
      <text:p text:style-name="P1">3.</text:p>
      <text:p text:style-name="P1"/>
      <text:p text:style-name="P1">4. Yes, there is a clear advantage of more cores here, but with diminishing returns.</text:p>
      <text:p text:style-name="P1"/>
      <text:p text:style-name="P1">5.</text:p>
      <text:p text:style-name="P1"/>
      <text:p text:style-name="P1">6. This scaling is logarithmic, where there is an optimal number of cores greater than 1, but each aditional core does not increase the efficiency by much. There is a point where the distribution step becomes a sort of distributed bubble sort. This already inefficient algorith, is made worse by network latency. There are points before this where the distribution actually helps improve the speed of the algorithm.</text:p>
      <text:p text:style-name="P1"/>
      <text:p text:style-name="P1">7. The bottleneck as p increases is the network latency. The more ranks p that are available and put to work, the more distributions take place. The ammount of sends and receives that need to happen are (p-1)^2.</text:p>
      <text:p text:style-name="P1"/>
      <text:p text:style-name="P1">8.</text:p>
      <text:p text:style-name="P1"/>
      <text:p text:style-name="P1">9. There is no meaningful additional overhead to this algorithm. The data is distributed here rather than calculated on each rank and having one rank do this calculation means that all others are sitting idle while this calculation takes pl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09:12:52.196491959</meta:creation-date>
    <dc:date>2024-03-18T12:47:31.857503517</dc:date>
    <meta:editing-duration>PT3H34M40S</meta:editing-duration>
    <meta:editing-cycles>1</meta:editing-cycles>
    <meta:generator>LibreOffice/7.6.5.2$Linux_X86_64 LibreOffice_project/60$Build-2</meta:generator>
    <meta:document-statistic meta:table-count="0" meta:image-count="0" meta:object-count="0" meta:page-count="1" meta:paragraph-count="9" meta:word-count="216" meta:character-count="1273" meta:non-whitespace-character-count="1066"/>
  </office:meta>
</office:document-meta>
</file>